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bb6" officeooo:paragraph-rsid="0004fbb6"/>
    </style:style>
    <style:style style:name="P2" style:family="paragraph" style:parent-style-name="Standard">
      <style:paragraph-properties fo:text-align="center" style:justify-single-word="false"/>
      <style:text-properties fo:font-size="14pt" fo:font-style="italic" officeooo:rsid="000614a0" officeooo:paragraph-rsid="000614a0" style:font-size-asian="14pt" style:font-style-asian="italic" style:font-size-complex="14pt" style:font-style-complex="italic"/>
    </style:style>
    <style:style style:name="P3" style:family="paragraph" style:parent-style-name="Standard">
      <style:paragraph-properties fo:text-align="center" style:justify-single-word="false"/>
      <style:text-properties fo:font-size="10pt" fo:font-style="italic" officeooo:rsid="000614a0" officeooo:paragraph-rsid="000614a0"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614a0" officeooo:paragraph-rsid="000614a0" style:font-size-asian="32pt" style:font-weight-asian="bold" style:font-size-complex="32pt" style:font-weight-complex="bold"/>
    </style:style>
    <style:style style:name="P5" style:family="paragraph" style:parent-style-name="Standard">
      <style:text-properties officeooo:rsid="0004fbb6" officeooo:paragraph-rsid="0004fbb6"/>
    </style:style>
    <style:style style:name="P6" style:family="paragraph" style:parent-style-name="Standard">
      <style:text-properties officeooo:rsid="0007cb10" officeooo:paragraph-rsid="0007cb10"/>
    </style:style>
    <style:style style:name="P7" style:family="paragraph" style:parent-style-name="Standard">
      <style:text-properties officeooo:paragraph-rsid="0007cb10"/>
    </style:style>
    <style:style style:name="P8" style:family="paragraph" style:parent-style-name="Standard">
      <style:text-properties style:text-underline-style="solid" style:text-underline-width="auto" style:text-underline-color="font-color" officeooo:rsid="0008c755" officeooo:paragraph-rsid="0008c755"/>
    </style:style>
    <style:style style:name="T1" style:family="text">
      <style:text-properties officeooo:rsid="0007cb1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ta Mining </text:p>
      <text:p text:style-name="P2">Data-Stream: <text:span text:style-name="T1">Stream Classification</text:span></text:p>
      <text:p text:style-name="P3">Roc Granada Verdú, Jonas Grab, Christian Ley, Christian Stricker</text:p>
      <text:p text:style-name="P1"/>
      <text:p text:style-name="P6">For this assignment we used prequential evaluation for stream classification:</text:p>
      <text:p text:style-name="P6"><text:tab/>- Use same data for testing and training.</text:p>
      <text:p text:style-name="P6"><text:tab/>- The error of the model is computed form the sequence of examples.</text:p>
      <text:p text:style-name="P6"><text:tab/>- For each example in the stream, the actual model makes a prediction based only on the <text:tab/>example attribute-values.</text:p>
      <text:p text:style-name="P6"/>
      <text:p text:style-name="P6"/>
      <text:p text:style-name="P7"><text:span text:style-name="T1">We add a IntelliJ project ready to run as well as the java classes separated in case runing the code is not needed. Plots for all the datasets using HoeffdingTree and NaiveBayes are also added. There are no plots for the AODE classifier since we could not make it work. </text:span></text:p>
      <text:p text:style-name="P7"/>
      <text:p text:style-name="P8">Problems with AODE</text:p>
      <text:p text:style-name="P7"><text:span text:style-name="T1">We tried everything to be able to use AODE with the MOA api but we did not manage to. The weka wrapper for MOA just works in the direction MOA → WEKA, so all the methods from weka are </text:span>available <text:span text:style-name="T1">in a moa classifier. However, weka does not allow Prequential Evaluation, so the wrapper we would need is WEKA → MOA which we did not find. We also tried to adapt the weka classifier with the Java Example Code of moa for prequential evaluation, but it did not work, since there are some methods needed not supported in the weka classifier or weka Instances.</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6:38:16.395423271</meta:creation-date>
    <dc:date>2018-02-08T12:56:48.513422003</dc:date>
    <meta:editing-duration>PT41M49S</meta:editing-duration>
    <meta:editing-cycles>3</meta:editing-cycles>
    <meta:generator>LibreOffice/5.1.6.2$Linux_X86_64 LibreOffice_project/10m0$Build-2</meta:generator>
    <meta:document-statistic meta:table-count="0" meta:image-count="0" meta:object-count="0" meta:page-count="1" meta:paragraph-count="10" meta:word-count="221" meta:character-count="1251" meta:non-whitespace-character-count="1034"/>
  </office:meta>
</office:document-meta>
</file>